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10-02_05-31-47_000.jpg</text:p>
          </table:table-cell>
          <table:table-cell office:value-type="string">
            <text:p>:m other / 時刻 / 朝焼け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10-02_00-15-35_000.jpg</text:p>
          </table:table-cell>
          <table:table-cell office:value-type="string">
            <text:p>:m other / econ / 紙幣を刷る　貨幣の価値が減る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10-01_20-00-37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10-01_15-33-59_000.jpg</text:p>
          </table:table-cell>
          <table:table-cell office:value-type="string">
            <text:p>:m 17-20*20 RES / 245 159*47#1 / 『やさしい位相幾何学の話』 /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10-01_15-33-12_000.jpg</text:p>
          </table:table-cell>
          <table:table-cell office:value-type="string">
            <text:p>:m 9-16*20 RES / 245 159*47#1 / 『やさしい位相幾何学の話』 / p.178 THEO.28 証明パターン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10-01_15-32-17_000.jpg</text:p>
          </table:table-cell>
          <table:table-cell office:value-type="string">
            <text:p>:m 1-8*20 RES / 245 159*47#1 / 『やさしい位相幾何学の話』 / p.178 THEO.26 THEO.2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10-01_14-07-15_000.jpg</text:p>
          </table:table-cell>
          <table:table-cell office:value-type="string">
            <text:p>:m アファメーション / おれは最高だ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10-01_12-27-02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10-01_12-06-43_000.jpg</text:p>
          </table:table-cell>
          <table:table-cell office:value-type="string">
            <text:p>:m :th / 方針　学習 / ロードマップ / 物理学　数学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2017/10/02</text:date>, <text:time>07:01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10-02T07:01:47.16</dc:date>
    <dc:creator>iwabuchi ken</dc:creator>
    <meta:editing-duration>PT7M55S</meta:editing-duration>
    <meta:editing-cycles>7</meta:editing-cycles>
    <meta:document-statistic meta:table-count="1" meta:cell-count="30" meta:object-count="0"/>
  </office:meta>
</office:document-meta>
</file>